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8">
      <style:paragraph-properties fo:text-align="start" style:justify-single-word="false" style:writing-mode="lr-tb"/>
    </style:style>
    <style:style style:name="P3" style:family="paragraph" style:parent-style-name="Standard" style:list-style-name="WWNum3">
      <style:paragraph-properties fo:text-align="start" style:justify-single-word="false" style:writing-mode="lr-tb"/>
    </style:style>
    <style:style style:name="P4" style:family="paragraph" style:parent-style-name="Standard" style:list-style-name="WWNum4">
      <style:paragraph-properties fo:text-align="start" style:justify-single-word="false" style:writing-mode="lr-tb"/>
    </style:style>
    <style:style style:name="P5" style:family="paragraph" style:parent-style-name="Standard" style:list-style-name="WWNum5">
      <style:paragraph-properties fo:text-align="start" style:justify-single-word="false" style:writing-mode="lr-tb"/>
    </style:style>
    <style:style style:name="P6" style:family="paragraph" style:parent-style-name="Standard" style:list-style-name="WWNum6">
      <style:paragraph-properties fo:text-align="start" style:justify-single-word="false" style:writing-mode="lr-tb"/>
    </style:style>
    <style:style style:name="P7" style:family="paragraph" style:parent-style-name="Standard" style:list-style-name="WWNum7">
      <style:paragraph-properties fo:text-align="start" style:justify-single-word="false" style:writing-mode="lr-tb"/>
    </style:style>
    <style:style style:name="P8" style:family="paragraph" style:parent-style-name="Standard" style:list-style-name="WWNum9">
      <style:paragraph-properties fo:text-align="start" style:justify-single-word="false" style:writing-mode="lr-tb"/>
    </style:style>
    <style:style style:name="P9" style:family="paragraph" style:parent-style-name="Standard" style:list-style-name="WWNum10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Standard">
      <style:paragraph-properties fo:text-align="justify" style:justify-single-word="false" style:writing-mode="lr-tb"/>
    </style:style>
    <style:style style:name="P12" style:family="paragraph" style:parent-style-name="Standard" style:list-style-name="WWNum2">
      <style:paragraph-properties fo:text-align="justify" style:justify-single-word="false" style:writing-mode="lr-tb"/>
    </style:style>
    <style:style style:name="P13" style:family="paragraph" style:parent-style-name="Standard" style:list-style-name="WWNum1">
      <style:paragraph-properties fo:text-align="justify" style:justify-single-word="false" style:writing-mode="lr-tb"/>
    </style:style>
    <style:style style:name="P14" style:family="paragraph" style:parent-style-name="Standard">
      <style:paragraph-properties fo:text-align="justify" style:justify-single-word="false" style:writing-mode="lr-tb"/>
      <style:text-properties officeooo:paragraph-rsid="0002dcd2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2dc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FIFTEEN</text:span></text:p>
      <text:p text:style-name="P1"/>
      <text:p text:style-name="P11">Plataforma de ensino com vídeos de 15 minutos no máximo. </text:p>
      <text:p text:style-name="P11"/>
      <text:p text:style-name="P11">O usuário pode navegar pelo site, mas para acessar as aulas, precisar fazer login com o Google ou Facebook.</text:p>
      <text:p text:style-name="P11"/>
      <text:p text:style-name="P14">Para ser instrutor a pessoa acessa o website faz um cadastro devendo ser vinculado a conta do google ou facebook. </text:p>
      <text:p text:style-name="P14">Após o cadastro a pessoa preenche o perfil de forma obrigatória e enviar um link do youtube com um Vídeo de no Max 15 minutos <text:span text:style-name="T3">e</text:span>nsinando algum tema de forma prática da área de Tecnologia da Informação, preenche um formulário com o Tema da aula e uma descrição do que vai ser ensinado.</text:p>
      <text:p text:style-name="P11"/>
      <text:p text:style-name="P11">Na Home precisa listar as “aulas” mais acessadas e as mais recentes. </text:p>
      <text:p text:style-name="P11"/>
      <text:p text:style-name="P11">Precisa de um menu contendo: Home, cursos, Login.</text:p>
      <text:p text:style-name="P11"/>
      <text:p text:style-name="P11">Em cada página de curso ou instrutor deve ser disponibilizado a opção de:</text:p>
      <text:p text:style-name="P11"/>
      <text:list text:style-name="WWNum2">
        <text:list-item>
          <text:p text:style-name="P12">Fazer doação ao Instrutor, por plataforma externa de pagamento Buy me a Coffee, sem estipular um valor mínimo.</text:p>
        </text:list-item>
        <text:list-item>
          <text:p text:style-name="P12">Enviar uma mensagem para o instrutor através do formulário, porém vai ser entregue via whatsapp ao instrutor, sem que a pessoa que está enviando tenha acesso ao número de contato.</text:p>
        </text:list-item>
        <text:list-item>
          <text:p text:style-name="P12">Botão para informar que a aula não tem relação com o tema ou foi ensinado errado. (Este deve ser enviado para a moderação)</text:p>
        </text:list-item>
      </text:list>
      <text:p text:style-name="P11"/>
      <text:p text:style-name="P11">Cadastro do Perfil de instrutor, itens <text:span text:style-name="T1">OBRIGATÓRIOS</text:span>:</text:p>
      <text:p text:style-name="P11"/>
      <text:list text:style-name="WWNum1">
        <text:list-item>
          <text:p text:style-name="P13">Foto</text:p>
        </text:list-item>
        <text:list-item>
          <text:p text:style-name="P13">Nome Completo</text:p>
        </text:list-item>
        <text:list-item>
          <text:p text:style-name="P13">E-mail (deve ser validado)</text:p>
        </text:list-item>
        <text:list-item>
          <text:p text:style-name="P13">Tel com Whatsapp (deve ser validado)</text:p>
        </text:list-item>
        <text:list-item>
          <text:p text:style-name="P13">LinkedIn</text:p>
        </text:list-item>
        <text:list-item>
          <text:p text:style-name="P13">Instituição de Ensino</text:p>
        </text:list-item>
        <text:list-item>
          <text:p text:style-name="P13">Curso de Formação (opção de selecionar “Concluído ou Em Andamento”</text:p>
        </text:list-item>
        <text:list-item>
          <text:p text:style-name="P13">Link do BuyMeACoffee (para receber doações)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0"><text:span text:style-name="T1">PERFIS DE USUÁRIOS</text:span> </text:p>
      <text:p text:style-name="P1"/>
      <text:p text:style-name="P1"><text:span text:style-name="T1">ADM:</text:span></text:p>
      <text:p text:style-name="P1"/>
      <text:list text:style-name="WWNum8">
        <text:list-item>
          <text:p text:style-name="P2">CRIAR CONTA DE MODERADOR</text:p>
        </text:list-item>
      </text:list>
      <text:p text:style-name="P1"/>
      <text:p text:style-name="P1"><text:span text:style-name="T1">MODERADOR:</text:span></text:p>
      <text:p text:style-name="P1"/>
      <text:list text:style-name="WWNum3">
        <text:list-item>
          <text:p text:style-name="P3">MODERADORES DO SISTEMA</text:p>
        </text:list-item>
        <text:list-item>
          <text:p text:style-name="P3">EDITAR OU EXCLUIR QUALQUER CURSO CADASTRADO </text:p>
        </text:list-item>
        <text:list-item>
          <text:p text:style-name="P3">EDITAR OU EXCLUIR PERFIL DE USUÁRIO OU INSTRUTOR CADASTRADO</text:p>
        </text:list-item>
        <text:list-item>
          <text:p text:style-name="P3">NÃO PODE EDITAR PERFIL DE ADM OU OUTRO MODERADOR</text:p>
        </text:list-item>
      </text:list>
      <text:p text:style-name="P1"/>
      <text:p text:style-name="P1"/>
      <text:p text:style-name="P1"><text:span text:style-name="T1">USUÁRIO:</text:span></text:p>
      <text:p text:style-name="P1"/>
      <text:list text:style-name="WWNum4">
        <text:list-item>
          <text:p text:style-name="P4">ACESSO AOS CURSOS</text:p>
        </text:list-item>
      </text:list>
      <text:p text:style-name="P1"/>
      <text:p text:style-name="P1"><text:span text:style-name="T1">INSTRUTOR:</text:span></text:p>
      <text:p text:style-name="P1"/>
      <text:list text:style-name="WWNum5">
        <text:list-item>
          <text:p text:style-name="P5">CADASTRAR, EDITAR OU EXCLUIR O SEU PERFIL </text:p>
        </text:list-item>
        <text:list-item>
          <text:p text:style-name="P5">CADASTRAR, EDITAR OU EXCLUIR O SEU CURSO </text:p>
        </text:list-item>
      </text:list>
      <text:p text:style-name="P1"/>
      <text:p text:style-name="P15"/>
      <text:p text:style-name="P10"><text:span text:style-name="T1">API EXTERNA</text:span></text:p>
      <text:p text:style-name="P16"/>
      <text:list text:style-name="WWNum6">
        <text:list-item>
          <text:p text:style-name="P6">LOGIN GOOGLE</text:p>
        </text:list-item>
        <text:list-item>
          <text:p text:style-name="P6">LOGIN FACEBOOK</text:p>
        </text:list-item>
        <text:list-item>
          <text:p text:style-name="P6">WHATSAPP</text:p>
        </text:list-item>
      </text:list>
      <text:p text:style-name="P1"/>
      <text:p text:style-name="P1"/>
      <text:p text:style-name="P10"><text:span text:style-name="T1">AUTENTICAÇÕES E VALIDAÇÕES</text:span></text:p>
      <text:p text:style-name="P16"/>
      <text:list text:style-name="WWNum7">
        <text:list-item>
          <text:p text:style-name="P7"><text:span text:style-name="T1">E-MAIL - </text:span><text:span text:style-name="T2">Validar</text:span></text:p>
        </text:list-item>
        <text:list-item>
          <text:p text:style-name="P7"><text:span text:style-name="T1">TELEFONE - </text:span><text:span text:style-name="T2">Validar</text:span></text:p>
        </text:list-item>
        <text:list-item>
          <text:p text:style-name="P7"><text:span text:style-name="T1">VERIFICAR LINK DO VÍDEO (</text:span><text:span text:style-name="T2">Se realmente se trata de Link do youtube e se não possui nenhum script</text:span><text:span text:style-name="T1">)</text:span></text:p>
        </text:list-item>
        <text:list-item>
          <text:p text:style-name="P7"><text:span text:style-name="T1">A CONTA DO ADM deve ter:</text:span></text:p>
        </text:list-item>
      </text:list>
      <text:list text:style-name="WWNum9">
        <text:list-item>
          <text:list>
            <text:list-item>
              <text:p text:style-name="P8"><text:span text:style-name="T2">Captcha.</text:span></text:p>
            </text:list-item>
            <text:list-item>
              <text:p text:style-name="P8"><text:span text:style-name="T2">Senha com no min 10 Caracteres (Letras maiúsculas, minúsculas, Especiais e Números).</text:span></text:p>
            </text:list-item>
            <text:list-item>
              <text:p text:style-name="P8"><text:span text:style-name="T2">Temporizador para senha digitada incorrretamente</text:span></text:p>
            </text:list-item>
          </text:list>
        </text:list-item>
      </text:list>
      <text:p text:style-name="P1"/>
      <text:p text:style-name="P10"><text:tab/></text:p>
      <text:p text:style-name="P10"><text:span text:style-name="T1">AUTORIZAÇÕES</text:span></text:p>
      <text:p text:style-name="P15"/>
      <text:list text:style-name="WWNum10">
        <text:list-item>
          <text:p text:style-name="P9"><text:span text:style-name="T2">Deve-se confirmar se o perfil tem autorização para as ações de acordo com seu perfil.</text:span></text:p>
        </text:list-item>
        <text:list-item>
          <text:p text:style-name="P9"><text:span text:style-name="T2">O usuário e o instrutor, não devem ter acesso a outros perfis</text:span></text:p>
        </text:list-item>
      </text:list>
      <text:p text:style-name="P1"/>
      <text:p text:style-name="P1"/>
      <text:p text:style-name="P1"/>
      <text:p text:style-name="P1"><text:soft-page-break/></text:p>
      <text:p text:style-name="P10"><text:span text:style-name="T1">REQUISITOS DO SISTEM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6:34:07.733000000</meta:creation-date>
    <dc:language>pt-BR</dc:language>
    <dc:date>2023-01-07T16:34:59.877000000</dc:date>
    <meta:editing-cycles>9</meta:editing-cycles>
    <meta:editing-duration>PT3H17M52S</meta:editing-duration>
    <meta:generator>LibreOffice/7.4.2.1$Windows_X86_64 LibreOffice_project/681d65acd9ede00dd724d6716f21cabfdcc95bd2</meta:generator>
    <meta:document-statistic meta:table-count="0" meta:image-count="0" meta:object-count="0" meta:page-count="3" meta:paragraph-count="50" meta:word-count="422" meta:character-count="2366" meta:non-whitespace-character-count="2016"/>
    <meta:user-defined meta:name="AppVersion">15.0000</meta:user-defined>
  </office:meta>
</office:document-meta>
</file>